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Ubuntu Mono" svg:font-family="'Ubuntu Mono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25in" fo:margin-right="0in" fo:margin-top="0in" fo:margin-bottom="0in" style:contextual-spacing="false" fo:text-align="justify" style:justify-single-word="false" fo:text-indent="0in" style:auto-text-indent="false" style:page-number="auto">
        <style:tab-stops>
          <style:tab-stop style:position="5.8736in"/>
        </style:tab-stops>
      </style:paragraph-properties>
      <style:text-properties style:use-window-font-color="true" fo:font-size="14pt" fo:font-weight="normal" officeooo:rsid="0085984f" officeooo:paragraph-rsid="001a66bf" style:font-size-asian="14pt" style:font-weight-asian="normal" style:font-size-complex="14pt" style:font-weight-complex="normal"/>
    </style:style>
    <style:style style:name="P2" style:family="paragraph" style:parent-style-name="Text_20_body">
      <style:paragraph-properties fo:margin-top="0in" fo:margin-bottom="0in" style:contextual-spacing="false" fo:text-align="justify" style:justify-single-word="false">
        <style:tab-stops>
          <style:tab-stop style:position="5.8736in"/>
        </style:tab-stops>
      </style:paragraph-properties>
      <style:text-properties style:use-window-font-color="true" fo:font-size="14pt" fo:font-weight="normal" officeooo:rsid="0085984f" officeooo:paragraph-rsid="0018b96c" style:font-size-asian="14pt" style:font-weight-asian="normal" style:font-size-complex="14pt" style:font-weight-complex="normal"/>
    </style:style>
    <style:style style:name="P3" style:family="paragraph" style:parent-style-name="Text_20_body" style:list-style-name="L1">
      <style:paragraph-properties fo:margin-top="0in" fo:margin-bottom="0in" style:contextual-spacing="false" fo:text-align="justify" style:justify-single-word="false">
        <style:tab-stops>
          <style:tab-stop style:position="5.8736in"/>
        </style:tab-stops>
      </style:paragraph-properties>
      <style:text-properties style:use-window-font-color="true" fo:font-size="14pt" fo:font-weight="normal" officeooo:rsid="001c1650" officeooo:paragraph-rsid="001c1650" style:font-size-asian="14pt" style:font-weight-asian="normal" style:font-size-complex="14pt" style:font-weight-complex="normal"/>
    </style:style>
    <style:style style:name="P4" style:family="paragraph" style:parent-style-name="Text_20_body" style:list-style-name="L1">
      <style:paragraph-properties fo:margin-top="0in" fo:margin-bottom="0in" style:contextual-spacing="false" fo:text-align="justify" style:justify-single-word="false">
        <style:tab-stops>
          <style:tab-stop style:position="5.8736in"/>
        </style:tab-stops>
      </style:paragraph-properties>
      <style:text-properties style:use-window-font-color="true" fo:font-size="14pt" fo:font-weight="normal" officeooo:rsid="001c1650" officeooo:paragraph-rsid="001e50cb" style:font-size-asian="14pt" style:font-weight-asian="normal" style:font-size-complex="14pt" style:font-weight-complex="normal"/>
    </style:style>
    <style:style style:name="P5" style:family="paragraph" style:parent-style-name="Text_20_body" style:list-style-name="L1">
      <style:paragraph-properties fo:margin-top="0in" fo:margin-bottom="0in" style:contextual-spacing="false" fo:text-align="justify" style:justify-single-word="false">
        <style:tab-stops>
          <style:tab-stop style:position="5.8736in"/>
        </style:tab-stops>
      </style:paragraph-properties>
      <style:text-properties style:use-window-font-color="true" fo:font-size="14pt" fo:font-weight="normal" officeooo:rsid="001edc8f" officeooo:paragraph-rsid="001edc8f" style:font-size-asian="14pt" style:font-weight-asian="normal" style:font-size-complex="14pt" style:font-weight-complex="normal"/>
    </style:style>
    <style:style style:name="P6" style:family="paragraph" style:parent-style-name="Text_20_body" style:list-style-name="L1">
      <style:paragraph-properties fo:margin-top="0in" fo:margin-bottom="0in" style:contextual-spacing="false" fo:text-align="justify" style:justify-single-word="false">
        <style:tab-stops>
          <style:tab-stop style:position="5.8736in"/>
        </style:tab-stops>
      </style:paragraph-properties>
      <style:text-properties style:use-window-font-color="true" fo:font-size="14pt" fo:font-weight="normal" officeooo:rsid="0020834d" officeooo:paragraph-rsid="0020834d" style:font-size-asian="14pt" style:font-weight-asian="normal" style:font-size-complex="14pt" style:font-weight-complex="normal"/>
    </style:style>
    <style:style style:name="P7" style:family="paragraph" style:parent-style-name="Text_20_body" style:list-style-name="L1">
      <style:paragraph-properties fo:margin-top="0in" fo:margin-bottom="0in" style:contextual-spacing="false" fo:text-align="justify" style:justify-single-word="false">
        <style:tab-stops>
          <style:tab-stop style:position="5.8736in"/>
        </style:tab-stops>
      </style:paragraph-properties>
      <style:text-properties style:use-window-font-color="true" fo:font-size="14pt" fo:font-weight="normal" officeooo:rsid="0020834d" officeooo:paragraph-rsid="00220ca7" style:font-size-asian="14pt" style:font-weight-asian="normal" style:font-size-complex="14pt" style:font-weight-complex="normal"/>
    </style:style>
    <style:style style:name="P8" style:family="paragraph" style:parent-style-name="Text_20_body" style:list-style-name="L1">
      <style:paragraph-properties fo:margin-top="0in" fo:margin-bottom="0in" style:contextual-spacing="false" fo:text-align="justify" style:justify-single-word="false">
        <style:tab-stops>
          <style:tab-stop style:position="5.8736in"/>
        </style:tab-stops>
      </style:paragraph-properties>
      <style:text-properties style:use-window-font-color="true" fo:font-size="14pt" fo:font-weight="normal" officeooo:rsid="0020834d" officeooo:paragraph-rsid="0024c6cb" style:font-size-asian="14pt" style:font-weight-asian="normal" style:font-size-complex="14pt" style:font-weight-complex="normal"/>
    </style:style>
    <style:style style:name="P9" style:family="paragraph" style:parent-style-name="Text_20_body" style:list-style-name="L1">
      <style:paragraph-properties fo:margin-top="0in" fo:margin-bottom="0in" style:contextual-spacing="false" fo:text-align="justify" style:justify-single-word="false">
        <style:tab-stops>
          <style:tab-stop style:position="5.8736in"/>
        </style:tab-stops>
      </style:paragraph-properties>
      <style:text-properties style:use-window-font-color="true" fo:font-size="14pt" fo:font-weight="normal" officeooo:rsid="00220ca7" officeooo:paragraph-rsid="00220ca7" style:font-size-asian="14pt" style:font-weight-asian="normal" style:font-size-complex="14pt" style:font-weight-complex="normal"/>
    </style:style>
    <style:style style:name="P10" style:family="paragraph" style:parent-style-name="Text_20_body" style:list-style-name="L1">
      <style:paragraph-properties fo:margin-top="0in" fo:margin-bottom="0in" style:contextual-spacing="false" fo:text-align="justify" style:justify-single-word="false" style:writing-mode="lr-tb">
        <style:tab-stops>
          <style:tab-stop style:position="5.8736in"/>
        </style:tab-stops>
      </style:paragraph-properties>
      <style:text-properties style:use-window-font-color="true" fo:font-size="14pt" fo:font-weight="normal" officeooo:rsid="0020834d" officeooo:paragraph-rsid="00220ca7" style:font-size-asian="14pt" style:font-weight-asian="normal" style:font-size-complex="14pt" style:font-weight-complex="normal"/>
    </style:style>
    <style:style style:name="P11" style:family="paragraph" style:parent-style-name="Text_20_body" style:list-style-name="L1">
      <style:paragraph-properties fo:margin-top="0in" fo:margin-bottom="0in" style:contextual-spacing="false" fo:text-align="justify" style:justify-single-word="false" style:writing-mode="lr-tb">
        <style:tab-stops>
          <style:tab-stop style:position="5.8736in"/>
        </style:tab-stops>
      </style:paragraph-properties>
      <style:text-properties style:use-window-font-color="true" fo:font-size="14pt" fo:font-weight="normal" officeooo:rsid="0020834d" officeooo:paragraph-rsid="0024c6cb" style:font-size-asian="14pt" style:font-weight-asian="normal" style:font-size-complex="14pt" style:font-weight-complex="normal"/>
    </style:style>
    <style:style style:name="P12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2c2c1"/>
    </style:style>
    <style:style style:name="T3" style:family="text">
      <style:text-properties officeooo:rsid="001c1650"/>
    </style:style>
    <style:style style:name="T4" style:family="text">
      <style:text-properties style:font-name="Ubuntu Mono"/>
    </style:style>
    <style:style style:name="T5" style:family="text">
      <style:text-properties style:font-name="Ubuntu Mono" officeooo:rsid="001e50cb"/>
    </style:style>
    <style:style style:name="T6" style:family="text">
      <style:text-properties style:font-name="Ubuntu Mono" officeooo:rsid="001c1650"/>
    </style:style>
    <style:style style:name="T7" style:family="text">
      <style:text-properties style:font-name="Ubuntu Mono" officeooo:rsid="00220ca7"/>
    </style:style>
    <style:style style:name="T8" style:family="text">
      <style:text-properties officeooo:rsid="001dcf39"/>
    </style:style>
    <style:style style:name="T9" style:family="text">
      <style:text-properties officeooo:rsid="001e50cb"/>
    </style:style>
    <style:style style:name="T10" style:family="text">
      <style:text-properties officeooo:rsid="001edc8f"/>
    </style:style>
    <style:style style:name="T11" style:family="text">
      <style:text-properties officeooo:rsid="00220ca7"/>
    </style:style>
    <style:style style:name="T12" style:family="text">
      <style:text-properties officeooo:rsid="00246040"/>
    </style:style>
    <style:style style:name="T13" style:family="text">
      <style:text-properties officeooo:rsid="0024c6c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40940594528382468" text:style-name="L1">
        <text:list-item>
          <text:p text:style-name="P3">Read traverse <text:s/>size (n)</text:p>
        </text:list-item>
        <text:list-item>
          <text:p text:style-name="P3">Read travers angles <text:bookmark-start text:name="__DdeLink__21_2118799348"/>{<text:span text:style-name="T4">a[i], i=0..n-1</text:span>}<text:bookmark-end text:name="__DdeLink__21_2118799348"/></text:p>
          <text:list>
            <text:list-item>
              <text:p text:style-name="P8">For every angle <text:span text:style-name="T3">{</text:span><text:span text:style-name="T6">a[i], i=0..n-1</text:span><text:span text:style-name="T3">}</text:span></text:p>
            </text:list-item>
            <text:list-item>
              <text:p text:style-name="P11"><text:span text:style-name="T13">Read the angle</text:span> (<text:span text:style-name="T4">a[i]</text:span>)</text:p>
            </text:list-item>
          </text:list>
        </text:list-item>
        <text:list-item>
          <text:p text:style-name="P3"><text:span text:style-name="T8">Calculate</text:span> the actual sum of the angles (<text:span text:style-name="T4">sum</text:span>)</text:p>
          <text:list>
            <text:list-item>
              <text:p text:style-name="P9">Initialize sum to zero (<text:span text:style-name="T4">sum = 0</text:span>)</text:p>
            </text:list-item>
            <text:list-item>
              <text:p text:style-name="P7">For every angle <text:span text:style-name="T3">{</text:span><text:span text:style-name="T6">a[i], i=0..n-1</text:span><text:span text:style-name="T3">}</text:span></text:p>
            </text:list-item>
            <text:list-item>
              <text:p text:style-name="P10"><text:span text:style-name="T11">Update the sum</text:span> (<text:span text:style-name="T7">sum = sum + a[i]</text:span>)</text:p>
            </text:list-item>
          </text:list>
        </text:list-item>
        <text:list-item>
          <text:p text:style-name="P3">Calculate the correction</text:p>
          <text:list>
            <text:list-item>
              <text:p text:style-name="P4"><text:span text:style-name="T10">T</text:span>he <text:span text:style-name="T9">theoritical sum (</text:span><text:span text:style-name="T5">tsum = 180 * (n – 2)</text:span><text:span text:style-name="T9">)</text:span></text:p>
            </text:list-item>
            <text:list-item>
              <text:p text:style-name="P5">The error (<text:span text:style-name="T4">error = sum – tsum</text:span>)</text:p>
            </text:list-item>
            <text:list-item>
              <text:p text:style-name="P5">The correction (<text:span text:style-name="T4">correction = error / n</text:span>)</text:p>
            </text:list-item>
          </text:list>
        </text:list-item>
        <text:list-item>
          <text:p text:style-name="P6">Correct the angles</text:p>
          <text:list>
            <text:list-item>
              <text:p text:style-name="P6"><text:bookmark-start text:name="__DdeLink__23_2118799348"/>For every angle <text:span text:style-name="T3">{</text:span><text:span text:style-name="T6">a[i], i=0..n-1</text:span><text:span text:style-name="T3">}</text:span></text:p>
            </text:list-item>
            <text:list-item>
              <text:p text:style-name="P6"><text:span text:style-name="T12">Correct the angle</text:span> (<text:span text:style-name="T4">a[i] = a[i] - correction</text:span>)<text:bookmark-end text:name="__DdeLink__23_2118799348"/></text:p>
            </text:list-item>
          </text:list>
        </text:list-item>
        <text:list-item>
          <text:p text:style-name="P6">Print the corrected angles</text:p>
          <text:list>
            <text:list-item>
              <text:p text:style-name="P8">For every angle <text:span text:style-name="T3">{</text:span><text:span text:style-name="T6">a[i], i=0..n-1</text:span><text:span text:style-name="T3">}</text:span></text:p>
            </text:list-item>
            <text:list-item>
              <text:p text:style-name="P11"><text:span text:style-name="T13">Print the angle</text:span> (<text:span text:style-name="T4">a[i]</text:span>)</text:p>
            </text:list-item>
          </text:list>
        </text:list-item>
      </text:list>
      <text:p text:style-name="P2"/>
      <text:p text:style-name="P2">Write a program that reads <text:span text:style-name="T2">traverse</text:span> angles <draw:g text:anchor-type="as-char" svg:y="-0.0862in" draw:z-index="0" draw:style-name="gr1"><svg:title>TexMaths</svg:title><svg:desc>14§display§a_1, a_2, \ldots, a_n§svg§600§FALSE</svg:desc><draw:polygon draw:style-name="gr2" draw:text-style-name="P12" svg:width="1.0937in" svg:height="0.1213in" svg:x="0in" svg:y="0.0016in" svg:viewBox="0 0 2779 309" draw:points="1389,309 0,309 0,0 2779,0 2779,309"><text:p/></draw:polygon><draw:path draw:style-name="gr3" draw:text-style-name="P12" svg:width="0.089in" svg:height="0.0878in" svg:x="0.0079in" svg:y="0in" svg:viewBox="0 0 227 224" svg:d="M165 32c-10-18-24-32-46-32-57 0-119 73-119 145 0 47 27 79 66 79 10 0 35-2 64-37 4 21 21 37 45 37 18 0 29-11 36-27 9-18 16-49 16-49 0-5-4-5-6-5-5 0-5 2-7 9-8 33-18 61-38 61-14 0-15-13-15-23 0-11 1-14 7-36 6-21 6-25 11-45l17-68c4-14 4-16 4-17 0-9-5-14-14-14-12 0-19 11-21 22zM133 159c-3 10-3 10-10 19-22 28-42 35-56 35-25 0-32-27-32-47 0-23 15-85 28-107 15-30 36-48 57-48 33 0 40 41 40 44 0 2-2 5-3 8z"><text:p/></draw:path><draw:path draw:style-name="gr3" draw:text-style-name="P12" svg:width="0.0496in" svg:height="0.0898in" svg:x="0.1173in" svg:y="0.0248in" svg:viewBox="0 0 127 229" svg:d="M78 10c0-10 0-10-9-10-23 22-55 22-69 22v13c8 0 31 0 50-10v176c0 12 0 16-35 16h-12v12c5 0 49-1 61-1s55 1 63 1v-12h-14c-35 0-35-4-35-16z"><text:p/></draw:path><draw:path draw:style-name="gr3" draw:text-style-name="P12" svg:width="0.0228in" svg:height="0.0579in" svg:x="0.2063in" svg:y="0.065in" svg:viewBox="0 0 59 148" svg:d="M59 52c0-32-13-52-32-52-17 0-27 13-27 27 0 12 10 26 27 26 5 0 12-3 18-7 1-1 1-1 1-1 2 0 2 0 2 7 0 37-17 67-34 84-6 4-6 5-6 7 0 4 3 5 5 5 5 0 46-38 46-96z"><text:p/></draw:path><draw:path draw:style-name="gr3" draw:text-style-name="P12" svg:width="0.089in" svg:height="0.0878in" svg:x="0.2835in" svg:y="0in" svg:viewBox="0 0 227 224" svg:d="M165 32c-10-18-24-32-46-32-57 0-119 73-119 145 0 47 27 79 66 79 10 0 35-2 64-37 4 21 21 37 45 37 18 0 29-11 36-27 9-18 16-49 16-49 0-5-4-5-6-5-5 0-5 2-7 9-8 33-18 61-38 61-14 0-15-13-15-23 0-11 1-14 7-36 6-21 6-25 11-45l17-68c4-14 4-16 4-17 0-9-5-14-14-14-12 0-19 11-21 22zM133 159c-3 10-3 10-10 19-22 28-42 35-56 35-25 0-32-27-32-47 0-23 15-85 28-107 15-30 36-48 57-48 33 0 40 41 40 44 0 2-2 5-3 8z"><text:p/></draw:path><draw:path draw:style-name="gr3" draw:text-style-name="P12" svg:width="0.0602in" svg:height="0.0898in" svg:x="0.3862in" svg:y="0.0248in" svg:viewBox="0 0 154 229" svg:d="M154 166h-13c0 9-4 28-8 33-3 1-29 1-35 1h-63c36-32 48-42 69-57 26-21 50-42 50-76 0-42-38-67-81-67-44 0-73 31-73 62 0 18 15 19 18 19 9 0 18-5 18-18 0-6-1-18-19-18 10-25 33-32 50-32 35 0 53 26 53 54 0 31-22 55-33 67l-84 83c-3 3-3 3-3 12h143z"><text:p/></draw:path><draw:path draw:style-name="gr3" draw:text-style-name="P12" svg:width="0.0228in" svg:height="0.0579in" svg:x="0.4811in" svg:y="0.065in" svg:viewBox="0 0 59 148" svg:d="M59 52c0-32-13-52-32-52-17 0-27 13-27 27 0 12 10 26 27 26 5 0 12-3 18-7 1-1 1-1 1-1 2 0 2 0 2 7 0 37-17 67-34 84-6 4-6 5-6 7 0 4 3 5 5 5 5 0 46-38 46-96z"><text:p/></draw:path><draw:path draw:style-name="gr3" draw:text-style-name="P12" svg:width="0.0205in" svg:height="0.0205in" svg:x="0.5677in" svg:y="0.065in" svg:viewBox="0 0 53 53" svg:d="M53 27c0-14-11-27-26-27-14 0-27 13-27 27 0 15 13 26 27 26 15 0 26-11 26-26z"><text:p/></draw:path><draw:path draw:style-name="gr3" draw:text-style-name="P12" svg:width="0.0205in" svg:height="0.0205in" svg:x="0.6535in" svg:y="0.065in" svg:viewBox="0 0 53 53" svg:d="M53 27c0-14-11-27-26-27-14 0-27 13-27 27 0 15 13 26 27 26 15 0 26-11 26-26z"><text:p/></draw:path><draw:path draw:style-name="gr3" draw:text-style-name="P12" svg:width="0.0205in" svg:height="0.0205in" svg:x="0.7398in" svg:y="0.065in" svg:viewBox="0 0 53 53" svg:d="M53 27c0-14-11-27-26-27-14 0-27 13-27 27 0 15 13 26 27 26 15 0 26-11 26-26z"><text:p/></draw:path><draw:path draw:style-name="gr3" draw:text-style-name="P12" svg:width="0.0228in" svg:height="0.0579in" svg:x="0.8256in" svg:y="0.065in" svg:viewBox="0 0 59 148" svg:d="M59 52c0-32-13-52-32-52-17 0-27 13-27 27 0 12 10 26 27 26 5 0 12-3 18-7 1-1 1-1 1-1 2 0 2 0 2 7 0 37-17 67-34 84-6 4-6 5-6 7 0 4 3 5 5 5 5 0 46-38 46-96z"><text:p/></draw:path><draw:path draw:style-name="gr3" draw:text-style-name="P12" svg:width="0.089in" svg:height="0.0878in" svg:x="0.9028in" svg:y="0in" svg:viewBox="0 0 227 224" svg:d="M165 32c-10-18-24-32-46-32-57 0-119 73-119 145 0 47 27 79 66 79 10 0 35-2 64-37 4 21 21 37 45 37 18 0 29-11 36-27 9-18 16-49 16-49 0-5-4-5-6-5-5 0-5 2-7 9-8 33-18 61-38 61-14 0-15-13-15-23 0-11 1-14 7-36 6-21 6-25 11-45l17-68c4-14 4-16 4-17 0-9-5-14-14-14-12 0-19 11-21 22zM133 159c-3 10-3 10-10 19-22 28-42 35-56 35-25 0-32-27-32-47 0-23 15-85 28-107 15-30 36-48 57-48 33 0 40 41 40 44 0 2-2 5-3 8z"><text:p/></draw:path><draw:path draw:style-name="gr3" draw:text-style-name="P12" svg:width="0.0827in" svg:height="0.0614in" svg:x="1.0035in" svg:y="0.0543in" svg:viewBox="0 0 211 157" svg:d="M27 131c-2 5-5 13-5 14 0 7 7 12 13 12s11-5 13-9c1-3 4-14 7-21 1-7 5-22 7-31 2-8 4-15 5-23 4-14 6-17 16-31 9-14 25-32 51-32 20 0 20 18 20 24 0 21-14 60-20 74-4 9-5 12-5 19 0 18 15 30 33 30 34 0 49-48 49-54 0-4-4-4-5-4-4 0-4 2-6 6-8 28-24 42-38 42-7 0-8-4-8-13 0-7 1-12 8-28 5-10 19-47 19-67 0-33-27-39-45-39-30 0-49 18-59 32-3-25-22-32-38-32-14 0-22 11-26 18-9 14-13 34-13 35 0 4 4 4 6 4 5 0 5-1 8-9 4-21 11-38 25-38 9 0 11 7 11 17 0 7-2 19-5 29-3 8-6 24-9 31z"><text:p/></draw:path></draw:g>, performs <text:bookmark-start text:name="__DdeLink__1903_1697758439"/><text:span text:style-name="T1">Traverse</text:span><text:bookmark-end text:name="__DdeLink__1903_1697758439"/><text:span text:style-name="T1"> Angle Balancing</text:span>, and prints the corrected angles <draw:g text:anchor-type="as-char" svg:y="-0.1339in" draw:z-index="1" draw:style-name="gr1"><svg:title>TexMaths</svg:title><svg:desc>14§display§{\^a}_1, {\^a}_2, \ldots, {\^a}_n§svg§600§FALSE</svg:desc><draw:polygon draw:style-name="gr2" draw:text-style-name="P12" svg:width="1.0937in" svg:height="0.1724in" svg:x="0in" svg:y="0in" svg:viewBox="0 0 2779 439" draw:points="1389,439 0,439 0,0 2779,0 2779,439"><text:p/></draw:polygon><draw:polygon draw:style-name="gr3" draw:text-style-name="P12" svg:width="0.052in" svg:height="0.0299in" svg:x="0.0252in" svg:y="0in" svg:viewBox="0 0 133 77" draw:points="67,0 0,69 8,77 67,27 123,77 133,69"><text:p/></draw:polygon><draw:path draw:style-name="gr3" draw:text-style-name="P12" svg:width="0.089in" svg:height="0.0878in" svg:x="0.0079in" svg:y="0.0488in" svg:viewBox="0 0 227 224" svg:d="M165 32c-10-18-24-32-46-32-57 0-119 73-119 146 0 46 27 78 66 78 10 0 35-1 64-36 4 21 21 36 45 36 18 0 29-11 36-26 9-19 16-49 16-49 0-6-4-6-6-6-5 0-5 3-7 10-8 32-18 60-38 60-14 0-15-13-15-22 0-12 1-14 7-37 6-21 6-25 11-45l17-68c4-14 4-16 4-17 0-9-5-14-14-14-12 0-19 11-21 22zM133 160c-3 10-3 10-10 18-22 28-42 35-56 35-25 0-32-27-32-46 0-24 15-86 28-108 15-30 36-48 57-48 33 0 40 41 40 44 0 2-2 5-3 8z"><text:p/></draw:path><draw:path draw:style-name="gr3" draw:text-style-name="P12" svg:width="0.0496in" svg:height="0.0902in" svg:x="0.1173in" svg:y="0.0732in" svg:viewBox="0 0 127 230" svg:d="M78 10c0-10 0-10-9-10-23 22-55 22-69 22v13c8 0 31 0 50-10v177c0 11 0 15-35 15h-12v13c5 0 49-2 61-2s55 2 63 2v-13h-14c-35 0-35-4-35-15z"><text:p/></draw:path><draw:path draw:style-name="gr3" draw:text-style-name="P12" svg:width="0.0228in" svg:height="0.0583in" svg:x="0.2063in" svg:y="0.1142in" svg:viewBox="0 0 59 149" svg:d="M59 52c0-32-13-52-32-52-17 0-27 13-27 27 0 12 10 26 27 26 5 0 12-3 18-7 1-1 1-1 1-1 2 0 2 0 2 7 0 38-17 67-34 84-6 4-6 6-6 7 0 4 3 6 5 6 5 0 46-38 46-97z"><text:p/></draw:path><draw:polygon draw:style-name="gr3" draw:text-style-name="P12" svg:width="0.052in" svg:height="0.0299in" svg:x="0.3004in" svg:y="0in" svg:viewBox="0 0 133 77" draw:points="67,0 0,69 8,77 67,27 123,77 133,69"><text:p/></draw:polygon><draw:path draw:style-name="gr3" draw:text-style-name="P12" svg:width="0.089in" svg:height="0.0878in" svg:x="0.2835in" svg:y="0.0488in" svg:viewBox="0 0 227 224" svg:d="M165 32c-10-18-24-32-46-32-57 0-119 73-119 146 0 46 27 78 66 78 10 0 35-1 64-36 4 21 21 36 45 36 18 0 29-11 36-26 9-19 16-49 16-49 0-6-4-6-6-6-5 0-5 3-7 10-8 32-18 60-38 60-14 0-15-13-15-22 0-12 1-14 7-37 6-21 6-25 11-45l17-68c4-14 4-16 4-17 0-9-5-14-14-14-12 0-19 11-21 22zM133 160c-3 10-3 10-10 18-22 28-42 35-56 35-25 0-32-27-32-46 0-24 15-86 28-108 15-30 36-48 57-48 33 0 40 41 40 44 0 2-2 5-3 8z"><text:p/></draw:path><draw:path draw:style-name="gr3" draw:text-style-name="P12" svg:width="0.0602in" svg:height="0.0902in" svg:x="0.3862in" svg:y="0.0732in" svg:viewBox="0 0 154 230" svg:d="M154 167h-13c0 8-4 28-8 32-3 1-29 1-35 1h-63c36-32 48-42 69-57 26-21 50-42 50-76 0-42-38-67-81-67-44 0-73 31-73 62 0 18 15 19 18 19 9 0 18-5 18-18 0-6-1-18-19-18 10-25 33-32 50-32 35 0 53 26 53 54 0 31-22 55-33 68l-84 82c-3 3-3 3-3 13h143z"><text:p/></draw:path><draw:path draw:style-name="gr3" draw:text-style-name="P12" svg:width="0.0228in" svg:height="0.0583in" svg:x="0.4811in" svg:y="0.1142in" svg:viewBox="0 0 59 149" svg:d="M59 52c0-32-13-52-32-52-17 0-27 13-27 27 0 12 10 26 27 26 5 0 12-3 18-7 1-1 1-1 1-1 2 0 2 0 2 7 0 38-17 67-34 84-6 4-6 6-6 7 0 4 3 6 5 6 5 0 46-38 46-97z"><text:p/></draw:path><draw:path draw:style-name="gr3" draw:text-style-name="P12" svg:width="0.0205in" svg:height="0.0205in" svg:x="0.5677in" svg:y="0.1142in" svg:viewBox="0 0 53 53" svg:d="M53 27c0-14-11-27-26-27-14 0-27 13-27 27 0 15 13 26 27 26 15 0 26-11 26-26z"><text:p/></draw:path><draw:path draw:style-name="gr3" draw:text-style-name="P12" svg:width="0.0205in" svg:height="0.0205in" svg:x="0.6535in" svg:y="0.1142in" svg:viewBox="0 0 53 53" svg:d="M53 27c0-14-11-27-26-27-14 0-27 13-27 27 0 15 13 26 27 26 15 0 26-11 26-26z"><text:p/></draw:path><draw:path draw:style-name="gr3" draw:text-style-name="P12" svg:width="0.0205in" svg:height="0.0205in" svg:x="0.7398in" svg:y="0.1142in" svg:viewBox="0 0 53 53" svg:d="M53 27c0-14-11-27-26-27-14 0-27 13-27 27 0 15 13 26 27 26 15 0 26-11 26-26z"><text:p/></draw:path><draw:path draw:style-name="gr3" draw:text-style-name="P12" svg:width="0.0228in" svg:height="0.0583in" svg:x="0.8256in" svg:y="0.1142in" svg:viewBox="0 0 59 149" svg:d="M59 52c0-32-13-52-32-52-17 0-27 13-27 27 0 12 10 26 27 26 5 0 12-3 18-7 1-1 1-1 1-1 2 0 2 0 2 7 0 38-17 67-34 84-6 4-6 6-6 7 0 4 3 6 5 6 5 0 46-38 46-97z"><text:p/></draw:path><draw:polygon draw:style-name="gr3" draw:text-style-name="P12" svg:width="0.052in" svg:height="0.0299in" svg:x="0.9205in" svg:y="0in" svg:viewBox="0 0 133 77" draw:points="67,0 0,69 8,77 67,27 123,77 133,69"><text:p/></draw:polygon><draw:path draw:style-name="gr3" draw:text-style-name="P12" svg:width="0.089in" svg:height="0.0878in" svg:x="0.9028in" svg:y="0.0488in" svg:viewBox="0 0 227 224" svg:d="M165 32c-10-18-24-32-46-32-57 0-119 73-119 146 0 46 27 78 66 78 10 0 35-1 64-36 4 21 21 36 45 36 18 0 29-11 36-26 9-19 16-49 16-49 0-6-4-6-6-6-5 0-5 3-7 10-8 32-18 60-38 60-14 0-15-13-15-22 0-12 1-14 7-37 6-21 6-25 11-45l17-68c4-14 4-16 4-17 0-9-5-14-14-14-12 0-19 11-21 22zM133 160c-3 10-3 10-10 18-22 28-42 35-56 35-25 0-32-27-32-46 0-24 15-86 28-108 15-30 36-48 57-48 33 0 40 41 40 44 0 2-2 5-3 8z"><text:p/></draw:path><draw:path draw:style-name="gr3" draw:text-style-name="P12" svg:width="0.0827in" svg:height="0.0614in" svg:x="1.0035in" svg:y="0.1043in" svg:viewBox="0 0 211 157" svg:d="M27 132c-2 4-5 12-5 14 0 7 7 11 13 11s11-4 13-8c1-3 4-14 7-21 1-8 5-23 7-31 2-9 4-16 5-24 4-14 6-17 16-31 9-14 25-32 51-32 20 0 20 18 20 24 0 21-14 60-20 74-4 10-5 12-5 20 0 18 15 29 33 29 34 0 49-48 49-53s-4-5-5-5c-4 0-4 2-6 6-8 28-24 42-38 42-7 0-8-4-8-12 0-7 1-13 8-29 5-9 19-47 19-67 0-33-27-39-45-39-30 0-49 18-59 32-3-25-22-32-38-32-14 0-22 11-26 18-9 14-13 34-13 35 0 4 4 4 6 4 5 0 5-1 8-9 4-21 11-38 25-38 9 0 11 7 11 17 0 7-2 19-5 29-3 8-6 24-9 31z"><text:p/></draw:path></draw:g>.</text:p>
      <text:p text:style-name="P1"><draw:g text:anchor-type="as-char" svg:y="-0.5835in" draw:z-index="2" draw:style-name="gr1"><svg:title>TexMaths</svg:title><svg:desc>14§latex§ \begin{align*}
e&amp;=\left (\sum \limits_{i=1}^{n}{a_i} \right )- 180(n-2)\\
c&amp;=e/n\\
{\^a}_i&amp;=a_i-c \forall i \in [1,n]\\
\end{align*}§svg§600§FALSE</svg:desc><draw:polygon draw:style-name="gr2" draw:text-style-name="P12" svg:width="2.3394in" svg:height="1.1665in" svg:x="0in" svg:y="0in" svg:viewBox="0 0 5943 2964" draw:points="2971,2964 0,2964 0,0 5943,0 5943,2964"><text:p/></draw:polygon><draw:path draw:style-name="gr3" draw:text-style-name="P12" svg:width="0.0744in" svg:height="0.0878in" svg:x="0.0854in" svg:y="0.2535in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<text:p/></draw:path><draw:path draw:style-name="gr3" draw:text-style-name="P12" svg:width="0.1291in" svg:height="0.0453in" svg:x="0.2315in" svg:y="0.2681in" svg:viewBox="0 0 329 116" svg:d="M312 20c7 0 17 0 17-10s-10-10-17-10h-295c-7 0-17 0-17 10s10 10 17 10zM312 116c7 0 17 0 17-10 0-9-10-9-17-9h-295c-7 0-17 0-17 9 0 10 10 10 17 10z"><text:p/></draw:path><draw:path draw:style-name="gr3" draw:text-style-name="P12" svg:width="0.1012in" svg:height="0.5811in" svg:x="0.4709in" svg:y="0in" svg:viewBox="0 0 258 1477" svg:d="M258 1473c0-3 0-3-3-7-48-58-87-121-116-188-65-151-91-327-91-539 0-210 25-395 98-556 28-63 65-120 110-173 0-2 2-3 2-4 0-6-3-6-12-6-7 0-8 0-8 1-1 0-32 30-70 84-87 121-130 266-153 413-11 79-15 160-15 240 0 185 24 372 102 542 35 74 83 141 132 193 4 4 4 4 12 4 9 0 12 0 12-4z"><text:p/></draw:path><draw:path draw:style-name="gr3" draw:text-style-name="P12" svg:width="0.0827in" svg:height="0.0614in" svg:x="0.6772in" svg:y="0.0362in" svg:viewBox="0 0 211 157" svg:d="M27 132c-2 4-5 12-5 14 0 7 7 11 13 11s11-4 13-9c1-2 4-14 7-21 1-7 5-22 7-30 2-9 4-16 5-24 4-14 6-17 16-31 9-14 25-32 51-32 20 0 20 18 20 24 0 21-14 60-20 74-4 10-5 12-5 19 0 19 15 30 33 30 34 0 49-48 49-53s-4-5-5-5c-4 0-4 2-6 6-8 28-24 42-38 42-7 0-8-4-8-13 0-7 1-12 8-28 5-9 19-47 19-67 0-33-27-39-45-39-30 0-49 18-59 32-3-25-22-32-38-32-14 0-22 11-26 18-9 14-13 34-13 35 0 4 4 4 6 4 5 0 5-1 8-9 4-21 11-38 25-38 9 0 11 7 11 17 0 7-2 19-5 29-3 8-6 24-9 31z"><text:p/></draw:path><draw:path draw:style-name="gr3" draw:text-style-name="P12" svg:width="0.2583in" svg:height="0.2713in" svg:x="0.5894in" svg:y="0.1543in" svg:viewBox="0 0 657 690" svg:d="M597 690l60-158h-13c-19 52-71 85-129 99-10 3-59 16-152 16h-299l252-294c3-4 5-6 5-7 0-2 0-3-5-9l-229-313h270c67 0 112 7 116 8 27 3 69 11 108 37 13 8 46 29 63 70h13l-60-139h-583c-11 0-13 0-14 3 0 3 0 11 0 17l260 357-254 299c-6 6-6 9-6 9 0 5 6 5 14 5z"><text:p/></draw:path><draw:path draw:style-name="gr3" draw:text-style-name="P12" svg:width="0.0413in" svg:height="0.0917in" svg:x="0.5992in" svg:y="0.478in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<text:p/></draw:path><draw:path draw:style-name="gr3" draw:text-style-name="P12" svg:width="0.1in" svg:height="0.0366in" svg:x="0.6571in" svg:y="0.5154in" svg:viewBox="0 0 255 94" svg:d="M242 17c4 0 13 0 13-9 0-8-9-8-13-8h-229c-5 0-13 0-13 8 0 9 8 9 13 9zM242 94c4 0 13 0 13-9 0-8-9-8-13-8h-229c-5 0-13 0-13 8 0 9 8 9 13 9z"><text:p/></draw:path><draw:path draw:style-name="gr3" draw:text-style-name="P12" svg:width="0.0496in" svg:height="0.0902in" svg:x="0.7819in" svg:y="0.4776in" svg:viewBox="0 0 127 230" svg:d="M78 10c0-10 0-10-9-10-23 22-55 22-69 22v13c8 0 31 0 50-10v177c0 11 0 15-35 15h-12v13c5 0 49-2 61-2s55 2 63 2v-13h-14c-35 0-35-4-35-15z"><text:p/></draw:path><draw:path draw:style-name="gr3" draw:text-style-name="P12" svg:width="0.089in" svg:height="0.0878in" svg:x="0.8984in" svg:y="0.2535in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<text:p/></draw:path><draw:path draw:style-name="gr3" draw:text-style-name="P12" svg:width="0.0413in" svg:height="0.0917in" svg:x="0.9996in" svg:y="0.278in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<text:p/></draw:path><draw:path draw:style-name="gr3" draw:text-style-name="P12" svg:width="0.1012in" svg:height="0.5811in" svg:x="1.0646in" svg:y="0in" svg:viewBox="0 0 258 1477" svg:d="M258 739c0-185-23-372-103-542-35-74-82-141-131-193-4-4-4-4-13-4-7 0-11 0-11 6 0 1 1 4 3 5 47 58 87 121 116 188 64 151 91 327 91 539 0 210-24 395-98 556-28 63-66 120-111 173 0 2-1 3-1 6 0 4 4 4 11 4s9 0 9-1c1 0 32-30 70-84 86-121 130-266 152-413 11-79 16-160 16-240z"><text:p/></draw:path><draw:path draw:style-name="gr3" draw:text-style-name="P12" svg:width="0.1185in" svg:height="0.0079in" svg:x="1.2701in" svg:y="0.2862in" svg:viewBox="0 0 302 21" svg:d="M284 21c9 0 18 0 18-10 0-11-9-11-18-11h-267c-9 0-17 0-17 11 0 10 8 10 17 10z"><text:p/></draw:path><draw:path draw:style-name="gr3" draw:text-style-name="P12" svg:width="0.0642in" svg:height="0.1291in" svg:x="1.4654in" svg:y="0.2098in" svg:viewBox="0 0 164 329" svg:d="M102 13c0-12 0-13-11-13-31 32-76 32-91 32v16c10 0 39 0 64-14v256c0 18-1 24-46 24h-15v15c18-1 60-1 81-1 20 0 63 0 80 1v-15h-16c-44 0-46-6-46-24z"><text:p/></draw:path><draw:path draw:style-name="gr3" draw:text-style-name="P12" svg:width="0.0807in" svg:height="0.1335in" svg:x="1.5531in" svg:y="0.2098in" svg:viewBox="0 0 206 340" svg:d="M60 104c-22-16-25-33-25-41 0-29 32-50 67-50 37 0 69 25 69 61 0 28-20 52-49 69zM132 150c36-18 60-44 60-76 0-46-44-74-88-74-51 0-90 36-90 83 0 8 0 30 21 54 6 6 24 18 36 27-29 14-71 42-71 91 0 52 50 85 102 85 56 0 104-40 104-94 0-18-6-40-24-61-10-10-18-16-50-35zM83 171l61 39c14 8 37 24 37 53 0 38-37 63-77 63-44 0-79-31-79-71 0-30 16-60 58-84z"><text:p/></draw:path><draw:path draw:style-name="gr3" draw:text-style-name="P12" svg:width="0.0819in" svg:height="0.1335in" svg:x="1.6496in" svg:y="0.2098in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<text:p/></draw:path><draw:path draw:style-name="gr3" draw:text-style-name="P12" svg:width="0.0453in" svg:height="0.1937in" svg:x="1.7575in" svg:y="0.1937in" svg:viewBox="0 0 116 493" svg:d="M116 489c0-2 0-3-10-12-61-61-77-155-77-231 0-85 19-170 80-232 7-7 7-7 7-8 0-5-3-6-5-6-6 0-51 34-80 97-25 54-31 109-31 149s6 98 32 154c31 62 73 93 79 93 2 0 5-2 5-4z"><text:p/></draw:path><draw:path draw:style-name="gr3" draw:text-style-name="P12" svg:width="0.1047in" svg:height="0.0878in" svg:x="1.8197in" svg:y="0.2535in" svg:viewBox="0 0 267 224" svg:d="M29 189c-1 8-4 20-4 22 0 9 7 13 14 13 6 0 16-4 18-14 0 0 7-24 10-36l10-45c4-10 7-21 8-32 3-9 7-24 7-26 7-15 34-60 82-60 22 0 26 18 26 35 0 30-25 94-32 115-4 11-6 17-6 22 0 24 19 41 41 41 46 0 64-71 64-76s-4-5-5-5c-4 0-4 1-7 10-10 33-27 60-51 60-8 0-12-4-12-16s5-25 10-35c9-26 29-81 29-109 0-33-21-53-56-53-45 0-69 32-77 43-3-28-24-43-46-43-23 0-32 20-37 28-8 17-15 46-15 48 0 5 6 5 6 5 5 0 5 0 8-11 8-35 18-59 36-59 10 0 16 6 16 23 0 9-2 15-9 42z"><text:p/></draw:path><draw:path draw:style-name="gr3" draw:text-style-name="P12" svg:width="0.1185in" svg:height="0.0079in" svg:x="1.9898in" svg:y="0.2862in" svg:viewBox="0 0 302 21" svg:d="M284 21c9 0 18 0 18-10 0-11-9-11-18-11h-267c-9 0-17 0-17 11 0 10 8 10 17 10z"><text:p/></draw:path><draw:path draw:style-name="gr3" draw:text-style-name="P12" svg:width="0.0772in" svg:height="0.1291in" svg:x="2.1764in" svg:y="0.2098in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<text:p/></draw:path><draw:path draw:style-name="gr3" draw:text-style-name="P12" svg:width="0.0453in" svg:height="0.1937in" svg:x="2.2752in" svg:y="0.1937in" svg:viewBox="0 0 116 493" svg:d="M116 246c0-37-5-98-33-154-30-60-73-92-77-92-5 0-6 1-6 6 0 1 0 1 10 11 49 49 77 127 77 229 0 86-18 173-80 234-7 6-7 7-7 9s1 4 6 4c4 0 49-34 78-95 25-55 32-110 32-152z"><text:p/></draw:path><draw:path draw:style-name="gr3" draw:text-style-name="P12" svg:width="0.0756in" svg:height="0.0878in" svg:x="0.0909in" svg:y="0.7413in" svg:viewBox="0 0 193 224" svg:d="M176 31c-8 0-15 0-22 7-8 7-8 15-8 19 0 12 8 17 18 17 14 0 28-11 28-32 0-24-24-42-59-42-67 0-133 71-133 140 0 45 29 84 80 84 71 0 113-52 113-59 0-3-3-5-7-5-1 0-3 1-5 4-40 49-94 49-100 49-31 0-45-24-45-53 0-21 10-69 27-100 15-28 43-49 70-49 17 0 36 6 43 20z"><text:p/></draw:path><draw:path draw:style-name="gr3" draw:text-style-name="P12" svg:width="0.1291in" svg:height="0.0453in" svg:x="0.2315in" svg:y="0.7563in" svg:viewBox="0 0 329 116" svg:d="M312 20c7 0 17 0 17-10s-10-10-17-10h-295c-7 0-17 0-17 10s10 10 17 10zM312 116c7 0 17 0 17-10 0-9-10-9-17-9h-295c-7 0-17 0-17 9 0 10 10 10 17 10z"><text:p/></draw:path><draw:path draw:style-name="gr3" draw:text-style-name="P12" svg:width="0.0744in" svg:height="0.0878in" svg:x="0.4343in" svg:y="0.7413in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<text:p/></draw:path><draw:path draw:style-name="gr3" draw:text-style-name="P12" svg:width="0.0756in" svg:height="0.1937in" svg:x="0.526in" svg:y="0.6819in" svg:viewBox="0 0 193 493" svg:d="M190 18c3-5 3-8 3-8 0-6-4-10-10-10-4 0-7 1-8 4l-172 471c-3 7-3 8-3 8 0 6 4 10 10 10 7 0 8-3 11-11z"><text:p/></draw:path><draw:path draw:style-name="gr3" draw:text-style-name="P12" svg:width="0.1047in" svg:height="0.0878in" svg:x="0.6181in" svg:y="0.7413in" svg:viewBox="0 0 267 224" svg:d="M29 189c-1 8-4 20-4 22 0 9 7 13 14 13 6 0 16-4 18-14 0 0 7-24 10-36l10-45c4-10 7-21 8-32 3-9 7-24 7-26 7-15 34-60 82-60 22 0 26 18 26 35 0 30-25 94-32 115-4 11-6 17-6 22 0 24 19 41 41 41 46 0 64-71 64-76s-4-5-5-5c-4 0-4 1-7 10-10 33-27 60-51 60-8 0-12-4-12-16s5-25 10-35c9-26 29-81 29-109 0-33-21-53-56-53-45 0-69 32-77 43-3-28-24-43-46-43-23 0-32 20-37 28-8 17-15 46-15 48 0 5 6 5 6 5 5 0 5 0 8-11 8-35 18-59 36-59 10 0 16 6 16 23 0 9-2 15-9 42z"><text:p/></draw:path><draw:polygon draw:style-name="gr3" draw:text-style-name="P12" svg:width="0.052in" svg:height="0.0299in" svg:x="0.0252in" svg:y="0.9835in" svg:viewBox="0 0 133 77" draw:points="67,0 0,69 8,77 67,27 123,77 133,69"><text:p/></draw:polygon><draw:path draw:style-name="gr3" draw:text-style-name="P12" svg:width="0.089in" svg:height="0.0878in" svg:x="0.0079in" svg:y="1.0327in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<text:p/></draw:path><draw:path draw:style-name="gr3" draw:text-style-name="P12" svg:width="0.0413in" svg:height="0.0917in" svg:x="0.1087in" svg:y="1.0567in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<text:p/></draw:path><draw:path draw:style-name="gr3" draw:text-style-name="P12" svg:width="0.1291in" svg:height="0.0453in" svg:x="0.2315in" svg:y="1.0461in" svg:viewBox="0 0 329 116" svg:d="M312 20c7 0 17 0 17-10s-10-10-17-10h-295c-7 0-17 0-17 10s10 10 17 10zM312 116c7 0 17 0 17-10 0-9-10-9-17-9h-295c-7 0-17 0-17 9 0 10 10 10 17 10z"><text:p/></draw:path><draw:path draw:style-name="gr3" draw:text-style-name="P12" svg:width="0.089in" svg:height="0.0878in" svg:x="0.4327in" svg:y="1.0327in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<text:p/></draw:path><draw:path draw:style-name="gr3" draw:text-style-name="P12" svg:width="0.0413in" svg:height="0.0917in" svg:x="0.5343in" svg:y="1.0567in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<text:p/></draw:path><draw:path draw:style-name="gr3" draw:text-style-name="P12" svg:width="0.1185in" svg:height="0.0079in" svg:x="0.6512in" svg:y="1.0657in" svg:viewBox="0 0 302 21" svg:d="M284 21c9 0 18 0 18-10 0-11-9-11-18-11h-267c-9 0-17 0-17 11 0 10 8 10 17 10z"><text:p/></draw:path><draw:path draw:style-name="gr3" draw:text-style-name="P12" svg:width="0.0756in" svg:height="0.0878in" svg:x="0.837in" svg:y="1.0327in" svg:viewBox="0 0 193 224" svg:d="M176 31c-8 0-15 0-22 7-8 7-8 15-8 19 0 12 8 17 18 17 14 0 28-11 28-32 0-24-24-42-59-42-67 0-133 71-133 140 0 45 29 84 80 84 71 0 113-52 113-59 0-3-3-5-7-5-1 0-3 1-5 4-40 49-94 49-100 49-31 0-45-24-45-53 0-21 10-69 27-100 15-28 43-49 70-49 17 0 36 6 43 20z"><text:p/></draw:path><draw:path draw:style-name="gr3" draw:text-style-name="P12" svg:width="0.1075in" svg:height="0.139in" svg:x="0.913in" svg:y="0.9835in" svg:viewBox="0 0 274 354" svg:d="M273 18c1-4 1-5 1-8 0-4-2-10-9-10-6 0-9 6-12 11l-40 109h-150l-42-109c-3-7-4-11-11-11-4 0-10 6-10 10 0 1 0 1 3 8l123 325c3 6 6 11 11 11 7 0 10-5 11-11zM70 140h134l-67 175z"><text:p/></draw:path><draw:path draw:style-name="gr3" draw:text-style-name="P12" svg:width="0.0516in" svg:height="0.1303in" svg:x="1.026in" svg:y="0.9898in" svg:viewBox="0 0 132 332" svg:d="M127 18c0-10-7-18-19-18-13 0-27 13-27 27 0 8 7 16 20 16 11 0 26-11 26-25zM90 203c5-14 5-15 9-28 5-10 7-17 7-27 0-22-15-40-40-40-48 0-66 71-66 77 0 4 6 4 6 4 5 0 5-1 8-8 14-47 34-62 50-62 5 0 13 0 13 15 0 12-4 21-6 27-4 13-26 70-35 91-4 13-11 29-11 39 0 24 17 41 41 41 47 0 66-72 66-76 0-5-5-5-6-5-6 0-6 1-8 9-9 31-26 61-51 61-8 0-12-5-12-16 0-12 4-19 15-50z"><text:p/></draw:path><draw:path draw:style-name="gr3" draw:text-style-name="P12" svg:width="0.0972in" svg:height="0.1126in" svg:x="1.1571in" svg:y="1.0134in" svg:viewBox="0 0 248 287" svg:d="M230 153c8 0 18 0 18-10s-10-10-18-10h-210c7-66 63-113 133-113h77c8 0 18 0 18-10s-10-10-18-10h-77c-86 0-153 64-153 143 0 80 67 144 153 144h77c8 0 18 0 18-10s-10-10-18-10h-77c-70 0-126-47-133-114z"><text:p/></draw:path><draw:polygon draw:style-name="gr3" draw:text-style-name="P12" svg:width="0.0268in" svg:height="0.1937in" svg:x="1.3469in" svg:y="0.9717in" svg:viewBox="0 0 69 493" draw:points="69,493 69,473 20,473 20,20 69,20 69,0 0,0 0,493"><text:p/></draw:polygon><draw:path draw:style-name="gr3" draw:text-style-name="P12" svg:width="0.0642in" svg:height="0.1291in" svg:x="1.3953in" svg:y="0.989in" svg:viewBox="0 0 164 329" svg:d="M102 13c0-12 0-13-11-13-31 32-76 32-91 32v16c10 0 39 0 64-14v256c0 18-1 24-46 24h-15v15c18-1 60-1 81-1 20 0 63 0 80 1v-15h-16c-44 0-46-6-46-24z"><text:p/></draw:path><draw:path draw:style-name="gr3" draw:text-style-name="P12" svg:width="0.0228in" svg:height="0.0579in" svg:x="1.4913in" svg:y="1.0976in" svg:viewBox="0 0 59 148" svg:d="M59 52c0-32-13-52-32-52-17 0-27 13-27 27 0 12 10 26 27 26 5 0 12-3 18-7 1-1 1-1 1-1 2 0 2 0 2 7 0 38-17 67-34 84-6 4-6 5-6 7 0 4 3 5 5 5 5 0 46-37 46-96z"><text:p/></draw:path><draw:path draw:style-name="gr3" draw:text-style-name="P12" svg:width="0.1047in" svg:height="0.0878in" svg:x="1.5661in" svg:y="1.0327in" svg:viewBox="0 0 267 224" svg:d="M29 189c-1 8-4 20-4 22 0 9 7 13 14 13 6 0 16-4 18-14 0 0 7-24 10-36l10-45c4-10 7-21 8-32 3-9 7-24 7-26 7-15 34-60 82-60 22 0 26 18 26 35 0 30-25 94-32 115-4 11-6 17-6 22 0 24 19 41 41 41 46 0 64-71 64-76s-4-5-5-5c-4 0-4 1-7 10-10 33-27 60-51 60-8 0-12-4-12-16s5-25 10-35c9-26 29-81 29-109 0-33-21-53-56-53-45 0-69 32-77 43-3-28-24-43-46-43-23 0-32 20-37 28-8 17-15 46-15 48 0 5 6 5 6 5 5 0 5 0 8-11 8-35 18-59 36-59 10 0 16 6 16 23 0 9-2 15-9 42z"><text:p/></draw:path><draw:polygon draw:style-name="gr3" draw:text-style-name="P12" svg:width="0.0268in" svg:height="0.1937in" svg:x="1.6815in" svg:y="0.9717in" svg:viewBox="0 0 69 493" draw:points="69,0 0,0 0,20 49,20 49,473 0,473 0,493 69,493"><text:p/></draw:polygon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Ubuntu Mono" svg:font-family="'Ubuntu Mono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3T00:05:20.762313896</meta:creation-date>
    <dc:date>2014-12-13T00:35:12.207204039</dc:date>
    <meta:editing-duration>PT19M30S</meta:editing-duration>
    <meta:editing-cycles>15</meta:editing-cycles>
    <meta:generator>LibreOffice/4.2.7.2$Linux_X86_64 LibreOffice_project/420m0$Build-2</meta:generator>
    <meta:document-statistic meta:table-count="0" meta:image-count="0" meta:object-count="0" meta:page-count="1" meta:paragraph-count="20" meta:word-count="136" meta:character-count="711" meta:non-whitespace-character-count="609"/>
  </office:meta>
</office:document-meta>
</file>